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551cm" fo:min-width="4.44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4.3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4.10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3.40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26cm" fo:min-width="1.71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37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-End" draw:style-name="gr1" draw:text-style-name="P2" xml:id="id1" draw:id="id1" draw:layer="layout" svg:width="3cm" svg:height="1cm" svg:x="4.5cm" svg:y="1.25cm">
          <text:p text:style-name="P1"><text:span text:style-name="T1">Начало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" draw:style-name="gr2" draw:text-style-name="P2" xml:id="id2" draw:id="id2" draw:layer="layout" svg:width="8.13cm" svg:height="2.801cm" svg:x="2cm" svg:y="2.949cm">
          <text:p text:style-name="P1"><text:span text:style-name="T1">Ввод параметров:</text:span></text:p>
          <text:p text:style-name="P1"><text:span text:style-name="T1">период решетки </text:span><text:span text:style-name="T2">b</text:span><text:span text:style-name="T1">,</text:span></text:p>
          <text:p text:style-name="P1"><text:span text:style-name="T1">Шаг по времени </text:span><text:span text:style-name="T3">𝚫</text:span><text:span text:style-name="T4">t</text:span><text:span text:style-name="T3">,</text:span></text:p>
          <text:p text:style-name="P1"><text:span text:style-name="T3">Кол-во частиц </text:span><text:span text:style-name="T4">M*N</text:span><text:span text:style-name="T3">,</text:span></text:p>
          <text:p text:style-name="P1"><text:span text:style-name="T3">Макс. число итераций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-Standard" draw:style-name="gr3" draw:text-style-name="P3" draw:layer="layout" svg:x1="6cm" svg:y1="2.25cm" svg:x2="6.065cm" svg:y2="2.949cm" draw:start-shape="id1" draw:start-glue-point="6" draw:end-shape="id2" draw:end-glue-point="5" svg:d="M6000 2250v350h65v349" svg:viewBox="0 0 66 700">
          <text:p/>
        </draw:connector>
        <draw:custom-shape draw:name="Process" draw:style-name="gr4" draw:text-style-name="P2" xml:id="id3" draw:id="id3" draw:layer="layout" svg:width="4.814cm" svg:height="2cm" svg:x="3.686cm" svg:y="6.5cm">
          <text:p text:style-name="P1"><text:span text:style-name="T1">Запуск симуляци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1" draw:style-name="gr5" draw:text-style-name="P3" draw:layer="layout" svg:x1="6.065cm" svg:y1="5.75cm" svg:x2="6.093cm" svg:y2="6.5cm" draw:start-shape="id2" draw:start-glue-point="8" draw:end-shape="id3" draw:end-glue-point="4" svg:d="M6065 5750v375h28v375" svg:viewBox="0 0 29 751">
          <text:p/>
        </draw:connector>
        <draw:custom-shape draw:name="Process 1" draw:style-name="gr6" draw:text-style-name="P2" xml:id="id4" draw:id="id4" draw:layer="layout" svg:width="4.604cm" svg:height="2cm" svg:x="3.75cm" svg:y="9cm">
          <text:p text:style-name="P1"><text:span text:style-name="T3">Массив частиц [MxN]</text:span></text:p>
          <text:p text:style-name="P1"><text:span text:style-name="T3">Начальные услови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2" draw:style-name="gr7" draw:text-style-name="P3" draw:layer="layout" svg:x1="6.093cm" svg:y1="8.5cm" svg:x2="6.052cm" svg:y2="9cm" draw:start-shape="id3" draw:start-glue-point="6" draw:end-shape="id4" draw:end-glue-point="4" svg:d="M6093 8500v251h-41v249" svg:viewBox="0 0 42 501">
          <text:p/>
        </draw:connector>
        <draw:custom-shape draw:name="Decision" draw:style-name="gr8" draw:text-style-name="P2" xml:id="id5" draw:id="id5" draw:layer="layout" svg:width="7.814cm" svg:height="2cm" svg:x="2.186cm" svg:y="11.55cm">
          <text:p text:style-name="P1"><text:span text:style-name="T1">Превышено число итераций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-Curved" draw:style-name="gr9" draw:text-style-name="P3" draw:layer="layout" draw:type="curve" svg:x1="6.052cm" svg:y1="11cm" svg:x2="6.093cm" svg:y2="11.55cm" draw:start-shape="id4" draw:start-glue-point="6" draw:end-shape="id5" draw:end-glue-point="4" svg:d="M6052 11000c0 412 41 138 41 550" svg:viewBox="0 0 42 551">
          <text:p/>
        </draw:connector>
        <draw:custom-shape draw:name="Process 2" draw:style-name="gr10" draw:text-style-name="P2" xml:id="id7" draw:id="id7" draw:layer="layout" svg:width="5cm" svg:height="2cm" svg:x="3.5cm" svg:y="18.5cm">
          <text:p text:style-name="P1"><text:span text:style-name="T3">x</text:span><text:span text:style-name="T5">i </text:span><text:span text:style-name="T3">= x</text:span><text:span text:style-name="T5">i</text:span><text:span text:style-name="T3"> + v</text:span><text:span text:style-name="T5">xi </text:span><text:span text:style-name="T3">𝚫t + a</text:span><text:span text:style-name="T5">xi</text:span><text:span text:style-name="T3">𝚫t</text:span><text:span text:style-name="T6">2</text:span><text:span text:style-name="T3">/2 </text:span></text:p>
          <text:p text:style-name="P1"><text:span text:style-name="T3">y</text:span><text:span text:style-name="T5">i </text:span><text:span text:style-name="T3">= y</text:span><text:span text:style-name="T5">i</text:span><text:span text:style-name="T3"> + v</text:span><text:span text:style-name="T5">yi </text:span><text:span text:style-name="T3">𝚫t + a</text:span><text:span text:style-name="T5">yi</text:span><text:span text:style-name="T3">𝚫t</text:span><text:span text:style-name="T6">2</text:span><text:span text:style-name="T3">/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11" draw:text-style-name="P2" xml:id="id8" draw:id="id8" draw:layer="layout" svg:width="4cm" svg:height="2cm" svg:x="4cm" svg:y="21cm">
          <text:p text:style-name="P1"><text:span text:style-name="T1">Расчет сил F</text:span><text:span text:style-name="T5">xi</text:span><text:span text:style-name="T3">,F</text:span><text:span text:style-name="T5">yi</text:span><text:span text:style-name="T3"> </text:span></text:p>
          <text:p text:style-name="P1"><text:span text:style-name="T3">и потенциал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" draw:style-name="gr12" draw:text-style-name="P2" xml:id="id9" draw:id="id9" draw:layer="layout" svg:width="6cm" svg:height="2cm" svg:x="3cm" svg:y="23.5cm">
          <text:p text:style-name="P1"><text:span text:style-name="T3">v</text:span><text:span text:style-name="T5">xi </text:span><text:span text:style-name="T3">= v</text:span><text:span text:style-name="T5">xi</text:span><text:span text:style-name="T3"> + 𝚫t * (a</text:span><text:span text:style-name="T5">xi</text:span><text:span text:style-name="T3"> + a</text:span><text:span text:style-name="T5">xi_prev</text:span><text:span text:style-name="T3">)/2 </text:span></text:p>
          <text:p text:style-name="P1"><text:span text:style-name="T3">v</text:span><text:span text:style-name="T5">yi </text:span><text:span text:style-name="T3">= v</text:span><text:span text:style-name="T5">yi</text:span><text:span text:style-name="T3"> + 𝚫t * (a</text:span><text:span text:style-name="T5">yi</text:span><text:span text:style-name="T3"> + a</text:span><text:span text:style-name="T5">yi_prev</text:span><text:span text:style-name="T3">)/2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1" draw:style-name="gr13" draw:text-style-name="P2" xml:id="id6" draw:id="id6" draw:layer="layout" svg:width="4.423cm" svg:height="1.75cm" svg:x="3.75cm" svg:y="16.25cm">
          <text:p text:style-name="P1"><text:span text:style-name="T1">i = 0; i &lt; M*N; ++i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-Standard 4" draw:style-name="gr14" draw:text-style-name="P3" draw:layer="layout" svg:x1="5.962cm" svg:y1="18cm" svg:x2="6cm" svg:y2="18.5cm" draw:start-shape="id6" draw:start-glue-point="6" draw:end-shape="id7" draw:end-glue-point="4" svg:d="M5962 18000v250h38v250" svg:viewBox="0 0 39 501">
          <text:p/>
        </draw:connector>
        <draw:connector draw:name="Connector-Standard 5" draw:style-name="gr15" draw:text-style-name="P3" draw:layer="layout" svg:x1="6cm" svg:y1="20.5cm" svg:x2="6cm" svg:y2="21cm" draw:start-shape="id7" draw:start-glue-point="6" draw:end-shape="id8" draw:end-glue-point="4" svg:d="M6000 20500v500" svg:viewBox="0 0 1 501">
          <text:p/>
        </draw:connector>
        <draw:connector draw:name="Connector-Standard 6" draw:style-name="gr16" draw:text-style-name="P3" draw:layer="layout" svg:x1="6cm" svg:y1="23cm" svg:x2="6cm" svg:y2="23.5cm" draw:start-shape="id8" draw:start-glue-point="6" draw:end-shape="id9" draw:end-glue-point="4" svg:d="M6000 23000v500" svg:viewBox="0 0 1 501">
          <text:p/>
        </draw:connector>
        <draw:connector draw:name="Connector-Standard 7" draw:style-name="gr17" draw:text-style-name="P3" draw:layer="layout" svg:x1="6cm" svg:y1="25.5cm" svg:x2="3.75cm" svg:y2="17.125cm" draw:start-shape="id9" draw:start-glue-point="6" draw:end-shape="id6" draw:end-glue-point="5" svg:d="M6000 25500v266h-3265v-8641h1015" svg:viewBox="0 0 3266 8642">
          <text:p/>
        </draw:connector>
        <draw:connector draw:name="Connector-Standard 8" draw:style-name="gr18" draw:text-style-name="P3" draw:layer="layout" draw:line-skew="1.312cm" svg:x1="8.173cm" svg:y1="17.125cm" svg:x2="7.5cm" svg:y2="26.95cm" draw:start-shape="id6" draw:start-glue-point="7" draw:end-shape="id10" draw:end-glue-point="7" svg:d="M8173 17125h1577v9825h-2250" svg:viewBox="0 0 2251 9826">
          <text:p/>
        </draw:connector>
        <draw:custom-shape draw:name="Process 5" draw:style-name="gr19" draw:text-style-name="P2" xml:id="id10" draw:id="id10" draw:layer="layout" svg:width="3cm" svg:height="2cm" svg:x="4.5cm" svg:y="25.95cm">
          <text:p text:style-name="P1"><text:span text:style-name="T1">Расчет </text:span></text:p>
          <text:p text:style-name="P1"><text:span text:style-name="T1">E</text:span><text:span text:style-name="T5">k</text:span><text:span text:style-name="T3">, E</text:span><text:span text:style-name="T5">p</text:span><text:span text:style-name="T3">, 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9" draw:style-name="gr20" draw:text-style-name="P3" draw:layer="layout" draw:line-skew="-0.421cm" svg:x1="4.5cm" svg:y1="26.95cm" svg:x2="2.186cm" svg:y2="12.55cm" draw:start-shape="id10" draw:start-glue-point="5" draw:end-shape="id5" draw:end-glue-point="5" svg:d="M4500 26950h-3000v-14400h686" svg:viewBox="0 0 3001 14401">
          <text:p/>
        </draw:connector>
        <draw:custom-shape draw:name="Start-End 1" draw:style-name="gr21" draw:text-style-name="P2" xml:id="id11" draw:id="id11" draw:layer="layout" svg:width="3cm" svg:height="1cm" svg:x="10cm" svg:y="26.5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10" draw:style-name="gr22" draw:text-style-name="P3" draw:layer="layout" svg:x1="10cm" svg:y1="12.55cm" svg:x2="11.5cm" svg:y2="26.5cm" draw:start-shape="id5" draw:start-glue-point="7" draw:end-shape="id11" draw:end-glue-point="4" svg:d="M10000 12550h1500v13950" svg:viewBox="0 0 1501 13951">
          <text:p/>
        </draw:connector>
        <draw:custom-shape draw:name="Process 6" draw:style-name="gr23" draw:text-style-name="P2" xml:id="id12" draw:id="id12" draw:layer="layout" svg:width="3cm" svg:height="1.387cm" svg:x="4.5cm" svg:y="14.5cm">
          <text:p text:style-name="P1"><text:span text:style-name="T1">a</text:span><text:span text:style-name="T5">yi_prev </text:span><text:span text:style-name="T3">= a</text:span><text:span text:style-name="T5">y</text:span><text:span text:style-name="T7">i</text:span></text:p>
          <text:p text:style-name="P1"><text:span text:style-name="T3">a</text:span><text:span text:style-name="T5">yi_prev </text:span><text:span text:style-name="T3">= a</text:span><text:span text:style-name="T5">y</text:span><text:span text:style-name="T7">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3" draw:style-name="gr24" draw:text-style-name="P3" draw:layer="layout" svg:x1="6.093cm" svg:y1="13.55cm" svg:x2="6cm" svg:y2="14.5cm" draw:end-shape="id12" draw:end-glue-point="4" svg:d="M6093 13550v342h-93v608" svg:viewBox="0 0 94 951">
          <text:p/>
        </draw:connector>
        <draw:connector draw:name="Connector-Standard 11" draw:style-name="gr25" draw:text-style-name="P3" draw:layer="layout" svg:x1="6cm" svg:y1="15.887cm" svg:x2="5.962cm" svg:y2="16.25cm" draw:start-shape="id12" draw:start-glue-point="6" draw:end-shape="id6" draw:end-glue-point="4" svg:d="M6000 15887v182h-38v181" svg:viewBox="0 0 39 364">
          <text:p/>
        </draw:connector>
        <draw:frame draw:style-name="gr26" draw:text-style-name="P4" draw:layer="layout" svg:width="2.25cm" svg:height="1.673cm" svg:x="9.25cm" svg:y="11.5cm">
          <draw:text-box>
            <text:p><text:span text:style-name="T8">Да</text:span></text:p>
          </draw:text-box>
        </draw:frame>
        <draw:frame draw:style-name="gr27" draw:text-style-name="P5" draw:layer="layout" svg:width="1.75cm" svg:height="0.763cm" svg:x="6.25cm" svg:y="13.487cm">
          <draw:text-box>
            <text:p><text:span text:style-name="T8">Нет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6:16:41.892073943</meta:creation-date>
    <dc:date>2024-10-11T17:15:27.291133201</dc:date>
    <meta:editing-duration>PT12M5S</meta:editing-duration>
    <meta:editing-cycles>3</meta:editing-cycles>
    <meta:generator>LibreOffice/24.2.6.2$Linux_X86_64 LibreOffice_project/420$Build-2</meta:generator>
    <meta:document-statistic meta:object-count="27"/>
  </office:meta>
</office:document-meta>
</file>